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cm"/>
    </style:style>
    <style:style style:name="co2" style:family="table-column">
      <style:table-column-properties fo:break-before="auto" style:column-width="8.662cm"/>
    </style:style>
    <style:style style:name="co3" style:family="table-column">
      <style:table-column-properties fo:break-before="auto" style:column-width="9.68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216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4.967cm"/>
    </style:style>
    <style:style style:name="co9" style:family="table-column">
      <style:table-column-properties fo:break-before="auto" style:column-width="7.07cm"/>
    </style:style>
    <style:style style:name="co10" style:family="table-column">
      <style:table-column-properties fo:break-before="auto" style:column-width="8.879cm"/>
    </style:style>
    <style:style style:name="co11" style:family="table-column">
      <style:table-column-properties fo:break-before="auto" style:column-width="8.28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6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9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ce11" style:family="table-cell" style:parent-style-name="Default">
      <style:map style:condition="cell-content()='false'" style:apply-style-name="true" style:base-cell-address="BusEx1.C1"/>
      <style:map style:condition="cell-content()='false'" style:apply-style-name="false" style:base-cell-address="BusEx1.C1"/>
    </style:style>
    <style:style style:name="ta_extref" style:family="table">
      <style:table-properties table:display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BusEx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3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nterpretation results of instance: BusEx1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  <table:table-cell table:style-name="ce7"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style-name="Default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<text:span text:style-name="T1">[</text:span><text:span text:style-name="T2">PaymentInstr</text:span><text:span text:style-name="T2">uctionInformati</text:span><text:span text:style-name="T2">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undeterministic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<text:span text:style-name="T1">[</text:span><text:span text:style-name="T2">PaymentInstr</text:span><text:span text:style-name="T2">uctionInformati</text:span><text:span text:style-name="T2">on2]</text:span></text:p>
          </table:table-cell>
          <table:table-cell table:style-name="ce4" office:value-type="string">
            <text:p>EPC_cdtrSchmeId_UNUSED_FULL</text:p>
          </table:table-cell>
          <table:table-cell office:value-type="string">
            <text:p>undeterministic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table:style-name="Default" office:value-type="string">
            <text:p>parserFailur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  <table:table-cell table:number-columns-repeated="1018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style-name="Default" office:value-type="string">
            <text:p>false</text:p>
          </table:table-cell>
          <table:table-cell office:value-type="string">
            <text:p>false</text:p>
          </table:table-cell>
          <table:table-cell table:number-columns-repeated="1020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table:style-name="Default" office:value-type="string">
            <text:p>true</text:p>
          </table:table-cell>
          <table:table-cell table:number-columns-repeated="1021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table:style-name="Default"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  <table:table-cell table:number-columns-repeated="1018"/>
        </table:table-row>
        <table:table-row table:style-name="ro3" table:number-rows-repeated="65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Ex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BusEx2</text:p>
          </table:table-cell>
          <table:table-cell table:style-name="ce1"/>
          <table:table-cell table:style-name="ce8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table:style-name="ce3" office:value-type="string">
            <text:p><text:span text:style-name="T1">[</text:span><text:span text:style-name="T2">PaymentInstr</text:span><text:span text:style-name="T2">uctionInformati</text:span><text:span text:style-name="T2">on2]</text:span></text:p>
          </table:table-cell>
          <table:table-cell table:style-name="ce4" office:value-type="string">
            <text:p>EPC_cdtrSchmeId_UNUSED_FULL</text:p>
          </table:table-cell>
          <table:table-cell table:style-name="ce9" office:value-type="string">
            <text:p>undeterministic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9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table table:name="Pain8Invalid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nterpretation results of instance: </text:p>
          </table:table-cell>
          <table:table-cell table:style-name="ce1"/>
          <table:table-cell table:style-name="ce10"/>
          <table:table-cell table:style-name="ce1" table:number-columns-repeated="3"/>
        </table:table-row>
        <table:table-row table:style-name="ro2">
          <table:table-cell table:style-name="ce2" office:value-type="string">
            <text:p>Object:</text:p>
          </table:table-cell>
          <table:table-cell table:style-name="ce2" office:value-type="string">
            <text:p>Constraint:</text:p>
          </table:table-cell>
          <table:table-cell table:style-name="ce2" office:value-type="string">
            <text:p>Result:</text:p>
          </table:table-cell>
          <table:table-cell table:style-name="ce7" office:value-type="string">
            <text:p>Expected:</text:p>
          </table:table-cell>
          <table:table-cell table:style-name="ce7" office:value-type="string">
            <text:p>Investigation Required:</text:p>
          </table:table-cell>
          <table:table-cell table:style-name="ce7" office:value-type="string">
            <text:p>Notes: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table:number-columns-repeated="2"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DrctDbtTx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no</text:p>
          </table:table-cell>
          <table:table-cell office:value-type="string">
            <text:p>Nomos does not differentiate how often a constraint is violated</text:p>
          </table:table-cell>
        </table:table-row>
        <table:table-row table:style-name="ro4">
          <table:table-cell table:style-name="ce3" office:value-type="string">
            <text:p><text:span text:style-name="T1">[</text:span><text:span text:style-name="T2">PaymentInstr</text:span><text:span text:style-name="T2">uctionInformati</text:span><text:span text:style-name="T2">on2]</text:span></text:p>
          </table:table-cell>
          <table:table-cell table:style-name="ce4" office:value-type="string">
            <text:p>EPC_cdtrSchmeId_UNUSED_FULL</text:p>
          </table:table-cell>
          <table:table-cell table:style-name="ce11" office:value-type="string">
            <text:p>undeterministic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>
            <text:p><text:span text:style-name="T1">[</text:span><text:span text:style-name="T2">PaymentInstr</text:span><text:span text:style-name="T2">uctionInformati</text:span><text:span text:style-name="T2">on2]</text:span></text:p>
          </table:table-cell>
          <table:table-cell table:style-name="ce4" office:value-type="string">
            <text:p>EPC_cdtrSchmeId_UNUSED_FULL</text:p>
          </table:table-cell>
          <table:table-cell table:style-name="ce11" office:value-type="string">
            <text:p>undeterministic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UltimateCreditorGuideline</text:p>
          </table:table-cell>
          <table:table-cell office:value-type="string">
            <text:p>parserFailure</text:p>
          </table:table-cell>
          <table:table-cell/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AmendmentIndicator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Bearer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Age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ChargesAccount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d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AOS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ChrgsAcct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btrAgtAcc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Dbt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PurpPrtry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DrctDbtTxInfUltmtDb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AOS_GrpHd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AOS_InstrForCdtrAgt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AOS_MndtRlt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AOS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AOS_RmtInf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AOS_UltmtCdtr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Charge_Beare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cct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drLin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AgtfinInstn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btrNm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db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TxInfultmtDb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table:number-columns-repeated="2"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_MandatoryField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  <table:table-cell office:value-type="string">
            <text:p>Nomos does not differentiate how often a constraint is violate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DrctDbTx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prHdrInitgPty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GrpgMIX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GroupHeader1]</text:p>
          </table:table-cell>
          <table:table-cell office:value-type="string">
            <text:p>EPC_GrpHdr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InstdAmtEURO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4">
          <table:table-cell office:value-type="string">
            <text:p>[DirectDebitTransactionInformation1]</text:p>
          </table:table-cell>
          <table:table-cell office:value-type="string">
            <text:p>EPC_InstrdAmtValueRange</text:p>
          </table:table-cell>
          <table:table-cell table:style-name="ce11" office:value-type="string">
            <text:p>true</text:p>
          </table:table-cell>
          <table:table-cell table:number-columns-repeated="2"/>
          <table:table-cell office:value-type="string">
            <text:p>Added navigation to value property to get Constraint parsed.</text:p>
          </table:table-cell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LclInstrm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mndtRltdInf_AmdmntIn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_SEPA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mndtRltdInf_orgnlCdtrSchmeId_prvtIdOnlyOn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MandateRelatedInformation1]</text:p>
          </table:table-cell>
          <table:table-cell office:value-type="string">
            <text:p>EPC_orgnlDbtrAcc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DirectDebitTransaction1]</text:p>
          </table:table-cell>
          <table:table-cell office:value-type="string">
            <text:p>EPC_PACS3Mapping_drctDbtTxcdtrSchme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chrgBr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I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orgI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InfultmtCdtrIdprvtId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ed undefined check to constraint to avoid invalid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pmtTpInfSeqTp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Str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DirectDebitTransactionInformation1]</text:p>
          </table:table-cell>
          <table:table-cell office:value-type="string">
            <text:p>EPC_RmtInfstrd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RemittanceInformation1]</text:p>
          </table:table-cell>
          <table:table-cell office:value-type="string">
            <text:p>EPC_rmtInfustrd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TypeInformation2]</text:p>
          </table:table-cell>
          <table:table-cell office:value-type="string">
            <text:p>EPC_SvcLvl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ServiceLevel3Choice]</text:p>
          </table:table-cell>
          <table:table-cell office:value-type="string">
            <text:p>EPC_svcLvlCd</text:p>
          </table:table-cell>
          <table:table-cell table:number-columns-repeated="2" office:value-type="string">
            <text:p>false</text:p>
          </table:table-cell>
          <table:table-cell table:number-columns-repeated="2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EPC_Ultimatecdtr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1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in00800101]</text:p>
          </table:table-cell>
          <table:table-cell office:value-type="string">
            <text:p>Grouping2Rule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  <table:table-row table:style-name="ro3">
          <table:table-cell office:value-type="string">
            <text:p>[PaymentInstructionInformation2]</text:p>
          </table:table-cell>
          <table:table-cell office:value-type="string">
            <text:p>PaymentTypeInformationRule</text:p>
          </table:table-cell>
          <table:table-cell office:value-type="string">
            <text:p>true</text:p>
          </table:table-cell>
          <table:table-cell table:number-columns-repeated="2"/>
          <table:table-cell office:value-type="string">
            <text:p>Addapted constraint. Replace collect with size check to forAll iterator to avoid misinterpretation of collections containing undefined values.</text:p>
          </table:table-cell>
        </table:table-row>
      </table:table>
      <table:database-ranges>
        <table:database-range table:target-range-address="BusEx1.A2:BusEx1.F13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P0" style:volatile="true">
      <number:text-content/>
    </number:text-style>
    <number:date-style style:name="N108">
      <style:text-properties fo:color="#ff0000"/>
      <number:text>fal</number:text>
      <number:seconds/>
      <number:year/>
      <style:map style:condition="value()&gt;=0" style:apply-style-name="N108P0"/>
    </number:date-style>
    <number:date-style style:name="N109">
      <style:text-properties fo:color="#ff0000"/>
      <number:text>fal</number:text>
      <number:seconds/>
      <number:year/>
    </number:date-style>
    <number:text-style style:name="N112P0" style:volatile="true">
      <style:text-properties fo:color="#ff0000"/>
      <number:text>false</number:text>
      <number:text-content/>
    </number:text-style>
    <number:text-style style:name="N112P1" style:volatile="true">
      <style:text-properties fo:color="#00ff00"/>
      <number:text>true</number:text>
      <number:text-content/>
    </number:text-style>
    <number:text-style style:name="N112">
      <number:text-content/>
      <style:map style:condition="value()&gt;0" style:apply-style-name="N112P0"/>
      <style:map style:condition="value()&lt;0" style:apply-style-name="N112P1"/>
    </number:text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ff0000"/>
    </style:style>
    <style:style style:name="true" style:family="table-cell" style:parent-style-name="Default">
      <style:text-properties fo:color="#008000"/>
    </style:style>
    <style:style style:name="fals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18.03.2010</text:date>, <text:time>16:2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18T16:21:40.15</dc:date>
    <dc:creator>Claas Wilke</dc:creator>
    <meta:generator>OpenOffice.org/3.2$Win32 OpenOffice.org_project/320m12$Build-9483</meta:generator>
    <meta:editing-duration>PT14H52M29S</meta:editing-duration>
    <meta:editing-cycles>46</meta:editing-cycles>
    <meta:document-statistic meta:table-count="3" meta:cell-count="1518" meta:object-count="0"/>
  </office:meta>
</office:document-meta>
</file>